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6984" calcext:value-type="float">
            <text:p>66.5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208" calcext:value-type="float">
            <text:p>64.5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5784" calcext:value-type="float">
            <text:p>64.5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2016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3952" calcext:value-type="float">
            <text:p>63.6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201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2" calcext:value-type="float">
            <text:p>64.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6144" calcext:value-type="float">
            <text:p>63.6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1072" calcext:value-type="float">
            <text:p>63.4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200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200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5824" calcext:value-type="float">
            <text:p>57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9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9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4528" calcext:value-type="float">
            <text:p>57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9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9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8496" calcext:value-type="float">
            <text:p>57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9688" calcext:value-type="float">
            <text:p>56.9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9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8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8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8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8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8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8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8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8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7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7392" calcext:value-type="float">
            <text:p>56.8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7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7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7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7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7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7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7256" calcext:value-type="float">
            <text:p>55.0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7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6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1648" calcext:value-type="float">
            <text:p>53.5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9201</text:p>
          </table:table-cell>
          <table:table-cell office:value-type="string" calcext:value-type="string">
            <text:p>196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